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Heading_20_3">
      <style:paragraph-properties fo:margin-left="0cm" fo:margin-right="0cm" fo:text-indent="0cm" style:auto-text-indent="false" fo:padding="0.049cm" fo:border="0.06pt solid #e3e3e3"/>
      <style:text-properties officeooo:paragraph-rsid="0011f51c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1f51c" officeooo:paragraph-rsid="0011f51c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1f51c"/>
    </style:style>
    <style:style style:name="T3" style:family="text">
      <style:text-properties fo:font-weight="bold" officeooo:rsid="0011f51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Explorando las Claves del Desarrollo Pragmático de Software: Lecciones del Libro "El Programador Pragmático"</text:span></text:span></text:p>
      <text:p text:style-name="P3">En el vasto campo de la programación y el desarrollo de software, hay obras que trascienden el tiempo, brindando perspectivas atemporales y prácticas que continúan inspirando a generaciones de programadores. Entre estas joyas literarias se encuentra "El Programador Pragmático", escrito por Andrew Hunt y David Thomas. En esta obra, los autores comparten una serie de lecciones fundamentales que van más allá del código mismo, ofreciendo una guía para navegar el complejo y siempre cambiante mundo del desarrollo de software. <text:span text:style-name="T2">Como sobre este libro se han escrito ya ríos de tinta, voy a pasar a detallar las partes que más me han gustado:</text:span></text:p>
      <text:h text:style-name="P1" text:outline-level="3">Programar por Casualidad: Navegando el Campo de Minas</text:h>
      <text:p text:style-name="P3">Uno de los conceptos más memorables del libro, <text:span text:style-name="T2">a mi juicio,</text:span> es la idea de "programar por casualidad". Hunt y Thomas comparan el proceso de programación con un soldado que atraviesa un campo de minas. <text:span text:style-name="T2">Te habla del caso de un soldado, que avanza por un camino que puede, o no, estar minado, y conforme avanza sin daños se va sintiendo más seguro, hasta que salta por los aires debido a que había dado por hecho que si no había minas al principio no las iba a encontrar más adelante. Te lo relaciona con muchas malas prácticas de programación en las que, a veces, implementamos soluciones sin saber si van a ser las más adecuadas o si darán problemas en el futuro, dando por hecho que si no las dan ahora no lo van a hacer más adelante...</text:span></text:p>
      <text:h text:style-name="P1" text:outline-level="3">La Importancia de los Nombres: Más Allá del Código</text:h>
      <text:p text:style-name="P3">Otro principio crucial que el libro aborda es la importancia de elegir nombres significativos para variables, funciones y otros elementos del código. <text:span text:style-name="T2">I</text:span>lustran este concepto utilizando el efecto Stroop, donde el nombre elegido puede influir en la comprensión y el contexto de un elemento de código. Al elegir nombres claros y descriptivos, los programadores pueden mejorar la legibilidad y la mantenibilidad del código, facilitando la colaboración y la comprensión tanto para ellos mismos como para otros desarrolladores.</text:p>
      <text:h text:style-name="P1" text:outline-level="3">Entropía del Software y las Ventanas Rotas: Manteniendo la Salud del Código</text:h>
      <text:p text:style-name="P3">El concepto de "entropía del software" es otro aspecto destacado del libro, <text:span text:style-name="T2">y de los que más te dan que pensar</text:span>. Similar al concepto físico de la entropía, que se refiere al desorden o la falta de organización en un sistema, la entropía del software se refiere a la acumulación gradual de problemas y desorden en un código base a lo largo del tiempo. <text:span text:style-name="T2">Los escritores</text:span> hacen referencia a la teoría de las "ventanas rotas", que sostiene que los problemas pequeños y aparentemente insignificantes en el código pueden conducir a un deterioro general de la calidad del software si no se abordan de manera oportuna <text:span text:style-name="T3">Y TEMPRANA</text:span>. Esto subraya la importancia de abordar los problemas de manera proactiva y mantener un alto estándar de calidad en todo momento.</text:p>
      <text:h text:style-name="P1" text:outline-level="3">La Cartera de Conocimientos: Más Allá de la Tecnología</text:h>
      <text:p text:style-name="P3">Finalmente, "El Programador Pragmático" no solo se centra en habilidades técnicas, sino que también hace hincapié en el desarrollo de una cartera de conocimientos diversificada. Los autores alientan a los programadores a explorar una variedad de lenguajes, herramientas y paradigmas de programación, así como a desarrollar habilidades en áreas como la comunicación efectiva, la <text:soft-page-break/>resolución de problemas y la gestión del tiempo. Esta mentalidad de aprendizaje continuo y desarrollo personal es fundamental para mantenerse relevante y adaptarse a un campo que evoluciona rápidamente. <text:span text:style-name="T2">Esta parte, sin ninguna duda, es la que más he disfrutado.</text:span></text:p>
      <text:p text:style-name="P3"/>
      <text:h text:style-name="P2" text:outline-level="3"/>
      <text:p text:style-name="P4">No dudéis en agregarlo a vuestra biblioteca, si eres desarrollador de software es un imprescindible. ¡Y nunca dejéis de sumarle conocimientos a vuestra cartera!, un fuerte abrazo.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0:25:03.631683571</meta:creation-date>
    <dc:date>2024-04-24T10:39:25.518309863</dc:date>
    <meta:editing-duration>PT14M23S</meta:editing-duration>
    <meta:editing-cycles>2</meta:editing-cycles>
    <meta:generator>LibreOffice/24.2.2.2$MacOSX_X86_64 LibreOffice_project/d56cc158d8a96260b836f100ef4b4ef25d6f1a01</meta:generator>
    <meta:document-statistic meta:table-count="0" meta:image-count="0" meta:object-count="0" meta:page-count="2" meta:paragraph-count="11" meta:word-count="618" meta:character-count="3798" meta:non-whitespace-character-count="3190"/>
  </office:meta>
</office:document-meta>
</file>